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15.2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wrap-option="wrap" fo:border="0.06pt solid #000000" style:vertical-align="top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8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eeeee" fo:wrap-option="wrap" fo:border="0.06pt solid #000000" style:vertical-align="top"/>
    </style:style>
    <style:style style:name="ce3" style:family="table-cell" style:parent-style-name="Default">
      <style:table-cell-properties fo:background-color="#bdbdbd" fo:wrap-option="wrap" fo:border="0.06pt solid #000000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background-color="#ffffd7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tyle-complex="normal" style:font-style-asian="normal" style:font-weight-complex="normal" style:font-weight-asian="normal" style:font-name-complex="Calibri" fo:text-shadow="none" style:text-outline="false" fo:font-style="normal" style:text-line-through-type="none" style:language-asian="zh" style:country-asian="CN" fo:font-weight="normal" style:font-name="Calibri" fo:color="#c55a11" style:text-line-through-mode="continuous" fo:language="ru" fo:country="RU" style:language-complex="hi" style:country-complex="IN" style:font-name-asian="Noto Sans CJK SC" style:text-emphasize="none" style:font-relief="none" style:text-overline-style="none" style:text-overline-color="font-color" style:text-position="0% 100%" style:text-underline-style="none" style:text-underline-color="font-color" style:font-size-complex="10pt"/>
    </style:style>
    <style:style style:name="T3" style:family="text">
      <style:text-properties fo:font-size="10pt" style:font-size-asian="10pt" style:font-style-complex="normal" style:font-style-asian="normal" style:font-weight-complex="normal" style:font-weight-asian="normal" style:font-name-complex="Calibri" fo:text-shadow="none" style:text-outline="false" fo:font-style="normal" style:text-line-through-type="none" style:language-asian="zh" style:country-asian="CN" fo:font-weight="normal" style:font-name="Calibri" style:text-line-through-mode="continuous" fo:language="ru" fo:country="RU" style:language-complex="hi" style:country-complex="IN" style:font-name-asian="Noto Sans CJK SC" style:text-emphasize="none" style:font-relief="none" style:text-overline-style="none" style:text-overline-color="font-color" style:text-position="0% 100%" style:text-underline-style="none" style:text-underline-color="font-color" style:font-size-complex="10pt" fo:color="#000000"/>
    </style:style>
    <style:style style:name="T4" style:family="text">
      <style:text-properties style:font-weight-complex="normal" style:font-size-asian="10pt" style:font-style-complex="normal" style:font-weight-asian="normal" style:font-name-complex="Calibri" fo:text-shadow="none" style:text-position="0% 100%" fo:font-style="normal" style:text-line-through-type="none" style:text-underline-style="none" style:text-underline-color="font-color" fo:font-weight="normal" style:font-name="Calibri" fo:color="#000000" style:language-complex="hi" style:country-complex="IN" style:text-overline-style="none" style:text-overline-color="font-color" style:text-line-through-mode="continuous" fo:language="ru" fo:country="RU" style:language-asian="zh" style:country-asian="CN" style:font-name-asian="Noto Sans CJK SC" style:text-emphasize="none" style:font-relief="none" style:text-outline="false" style:font-style-asian="normal" fo:font-size="10pt" style:font-size-complex="10pt"/>
    </style:style>
    <style:style style:name="T5" style:family="text">
      <style:text-properties fo:font-size="10pt" style:font-size-asian="10pt" style:text-overline-style="none" style:text-overline-color="font-color" fo:font-style="normal" style:text-position="0% 100%" style:font-name-complex="Calibri" style:font-weight-asian="normal" style:font-name="Calibri" style:font-style-complex="normal" style:font-style-asian="normal" style:text-underline-style="none" style:text-underline-color="font-color" fo:font-weight="normal" style:language-complex="hi" style:country-complex="IN" fo:color="#000000" style:text-line-through-mode="continuous" fo:language="ru" fo:country="RU" style:language-asian="zh" style:country-asian="CN" style:font-name-asian="Noto Sans CJK SC" style:text-emphasize="none" style:font-relief="none" style:text-outline="false" style:font-weight-complex="normal" fo:text-shadow="none" style:text-line-through-type="none" style:font-size-complex="10pt"/>
    </style:style>
    <style:style style:name="T6" style:family="text">
      <style:text-properties fo:font-size="10pt" style:font-size-asian="10pt" style:text-overline-style="none" style:text-overline-color="font-color" fo:font-style="normal" style:text-position="0% 100%" style:font-name-complex="Calibri" style:font-weight-asian="normal" style:font-name="Calibri" style:font-style-complex="normal" style:font-style-asian="normal" style:text-underline-style="none" style:text-underline-color="font-color" fo:font-weight="normal" style:language-complex="hi" style:country-complex="IN" style:text-line-through-mode="continuous" fo:language="ru" fo:country="RU" style:language-asian="zh" style:country-asian="CN" style:font-name-asian="Noto Sans CJK SC" style:text-emphasize="none" style:font-relief="none" style:text-outline="false" style:font-weight-complex="normal" fo:text-shadow="none" style:text-line-through-type="none" style:font-size-complex="10pt" fo:color="#c55a11"/>
    </style:style>
    <style:style style:name="T7" style:family="text">
      <style:text-properties fo:font-size="10pt" style:font-size-asian="10pt" style:text-overline-style="none" style:text-overline-color="font-color" fo:font-style="normal" style:text-position="0% 100%" style:font-name-complex="Calibri" style:font-weight-asian="normal" style:font-name="Calibri" style:font-style-complex="normal" style:font-style-asian="normal" style:text-underline-style="none" style:text-underline-color="font-color" fo:font-weight="normal" style:language-complex="hi" style:country-complex="IN" style:text-line-through-mode="continuous" fo:language="ru" fo:country="RU" style:language-asian="zh" style:country-asian="CN" style:font-name-asian="Noto Sans CJK SC" style:text-emphasize="none" style:font-relief="none" style:text-outline="false" style:font-weight-complex="normal" fo:text-shadow="none" style:text-line-through-type="none" style:font-size-complex="10pt" fo:color="#000000"/>
    </style:style>
    <style:style style:name="T8" style:family="text">
      <style:text-properties style:text-line-through-mode="continuous" fo:language="ru" fo:country="RU" style:language-asian="zh" style:country-asian="CN" style:language-complex="hi" style:country-complex="IN" style:font-name-asian="Noto Sans CJK SC" style:text-emphasize="none" style:font-relief="none" style:text-overline-style="none" style:text-overline-color="font-color" fo:color="#c55a11" style:font-name="Calibri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weight-asian="normal" style:font-weight-complex="normal" style:font-style-asian="normal" style:font-style-complex="normal" fo:font-size="10pt" style:font-size-asian="10pt" style:font-size-complex="10pt"/>
    </style:style>
    <style:style style:name="T9" style:family="text">
      <style:text-properties fo:font-size="10pt" style:font-size-asian="10pt" style:font-style-complex="normal" style:font-name-complex="Calibri" fo:text-shadow="none" style:text-position="0% 100%" fo:font-style="normal" style:text-line-through-type="none" style:text-underline-style="none" style:text-underline-color="font-color" fo:font-weight="normal" style:font-weight-complex="normal" style:font-name="Calibri" fo:color="#7030a0" style:language-complex="hi" style:country-complex="IN" style:text-overline-style="none" style:text-overline-color="font-color" style:text-line-through-mode="continuous" fo:language="ru" fo:country="RU" style:language-asian="zh" style:country-asian="CN" style:font-name-asian="Noto Sans CJK SC" style:text-emphasize="none" style:font-relief="none" style:text-outline="false" style:font-style-asian="normal" style:font-weight-asian="normal" style:font-size-complex="10pt"/>
    </style:style>
    <style:style style:name="T10" style:family="text">
      <style:text-properties fo:font-size="10pt" style:font-size-asian="10pt" style:font-style-complex="normal" style:font-name-complex="Calibri" fo:text-shadow="none" style:text-position="0% 100%" fo:font-style="normal" style:text-line-through-type="none" style:text-underline-style="none" style:text-underline-color="font-color" fo:font-weight="normal" style:font-weight-complex="normal" style:font-name="Calibri" style:language-complex="hi" style:country-complex="IN" style:text-overline-style="none" style:text-overline-color="font-color" style:text-line-through-mode="continuous" fo:language="ru" fo:country="RU" style:language-asian="zh" style:country-asian="CN" style:font-name-asian="Noto Sans CJK SC" style:text-emphasize="none" style:font-relief="none" style:text-outline="false" style:font-style-asian="normal" style:font-weight-asian="normal" style:font-size-complex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ython examples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62" table:default-cell-style-name="ce7"/>
        <table:table-row table:style-name="ro1" table:number-rows-repeated="2">
          <table:table-cell table:style-name="ce1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result = set(source_list) — set(delete_list)</text:p>
          </table:table-cell>
          <table:table-cell table:style-name="ce4" office:value-type="string" calcext:value-type="string">
            <text:p>удалить из 1 листа элементы 2-го листа. </text:p>
            <text:p>Получить уникальные элементы.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( ) is ( )   # True</text:p>
            <text:p>(False) is (False)   # True</text:p>
            <text:p><text:span text:style-name="T1">(False, True) is (False, True)  # True</text:span></text:p>
          </table:table-cell>
          <table:table-cell table:style-name="ce4" office:value-type="string" calcext:value-type="string">
            <text:p>Странная задача, у меня везде True</text:p>
          </table:table-cell>
          <table:table-cell table:number-columns-repeated="62"/>
        </table:table-row>
        <table:table-row table:style-name="ro1">
          <table:table-cell table:style-name="ce8" table:number-columns-repeated="2"/>
          <table:table-cell table:number-columns-repeated="62"/>
        </table:table-row>
        <table:table-row table:style-name="ro4">
          <table:table-cell table:style-name="ce4" office:value-type="string" calcext:value-type="string">
            <text:p><text:span text:style-name="T2">def foo</text:span><text:span text:style-name="T3">(listik=[]):</text:span></text:p>
            <text:p><text:span text:style-name="T4">    listik.append(1)</text:span></text:p>
            <text:p><text:span text:style-name="T5">    </text:span><text:span text:style-name="T6">return</text:span><text:span text:style-name="T7"> listik</text:span></text:p>
            <text:p><text:span text:style-name="T8"/></text:p>
            <text:p><text:span text:style-name="T8"/></text:p>
            <text:p><text:span text:style-name="T8"/></text:p>
            <text:p><text:span text:style-name="T9">print</text:span><text:span text:style-name="T10">(foo())</text:span></text:p>
            <text:p><text:span text:style-name="T9">print</text:span><text:span text:style-name="T10">(foo())</text:span></text:p>
            <text:p><text:span text:style-name="T9">print</text:span><text:span text:style-name="T10">(foo())</text:span></text:p>
          </table:table-cell>
          <table:table-cell table:style-name="ce4" office:value-type="string" calcext:value-type="string">
            <text:p>Пример, почему НЕЛЬЗЯ передавать в функцию mutable объект.  Внутри функции он правится и сохраняется!  Каждый раз результат будет обновлённый!</text:p>
            <text:p>Поэтому передаём не листы, а туплы.   А если передаётся df, то его нельзя править, либо делать </text:p>
            <text:p/>
            <text:p>[1]</text:p>
            <text:p>[1, 1]</text:p>
            <text:p>[1, 1, 1]</text:p>
          </table:table-cell>
          <table:table-cell table:number-columns-repeated="62"/>
        </table:table-row>
        <table:table-row table:style-name="ro1" table:number-rows-repeated="5">
          <table:table-cell table:style-name="ce8" table:number-columns-repeated="2"/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 table:number-rows-repeated="9">
          <table:table-cell table:style-name="ce4" table:number-columns-repeated="2"/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 table:number-rows-repeated="10">
          <table:table-cell table:style-name="ce4" table:number-columns-repeated="2"/>
          <table:table-cell table:number-columns-repeated="62"/>
        </table:table-row>
        <table:table-row table:style-name="ro1">
          <table:table-cell table:style-name="ce6" table:number-columns-repeated="2"/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6" table:number-columns-repeated="2"/>
          <table:table-cell table:number-columns-repeated="62"/>
        </table:table-row>
        <table:table-row table:style-name="ro1" table:number-rows-repeated="6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5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4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19">
          <table:table-cell table:style-name="ce4" table:number-columns-repeated="2"/>
          <table:table-cell table:number-columns-repeated="62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inciples" table:style-name="ta1">
        <table:table-column table:style-name="co4" table:default-cell-style-name="ce8"/>
        <table:table-column table:style-name="co5" table:default-cell-style-name="ce8"/>
        <table:table-row table:style-name="ro1">
          <table:table-cell table:style-name="ce1" office:value-type="string" calcext:value-type="string">
            <text:p>ООП</text:p>
          </table:table-cell>
          <table:table-cell table:style-name="ce1"/>
        </table:table-row>
        <table:table-row table:style-name="ro3">
          <table:table-cell table:style-name="ce4" office:value-type="string" calcext:value-type="string">
            <text:p>S single responsibility principle</text:p>
          </table:table-cell>
          <table:table-cell table:style-name="ce4" office:value-type="string" calcext:value-type="string">
            <text:p>Для каждого класса должно быть определено единственное назначение. Все ресурсы, необходимые для его осуществления, должны быть инкапсулированы в этот класс и подчинены только этой задаче.</text:p>
          </table:table-cell>
        </table:table-row>
        <table:table-row table:style-name="ro2">
          <table:table-cell table:style-name="ce4" office:value-type="string" calcext:value-type="string">
            <text:p>O open–closed principle</text:p>
          </table:table-cell>
          <table:table-cell table:style-name="ce4" office:value-type="string" calcext:value-type="string">
            <text:p>программные сущности … должны быть открыты для расширения, но закрыты для модификации</text:p>
          </table:table-cell>
        </table:table-row>
        <table:table-row table:style-name="ro5">
          <table:table-cell table:style-name="ce4" office:value-type="string" calcext:value-type="string">
            <text:p>L Liskov substitution principle</text:p>
          </table:table-cell>
          <table:table-cell table:style-name="ce4" office:value-type="string" calcext:value-type="string">
            <text:p>    «объекты в программе должны быть заменяемыми на экземпляры их подтипов без изменения правильности выполнения программы».</text:p>
            <text:p/>
            <text:p>Производный класс должен быть взаимозаменяем с родительским классом. </text:p>
          </table:table-cell>
        </table:table-row>
        <table:table-row table:style-name="ro2">
          <table:table-cell table:style-name="ce4" office:value-type="string" calcext:value-type="string">
            <text:p>I interface segregation principle</text:p>
          </table:table-cell>
          <table:table-cell table:style-name="ce4" office:value-type="string" calcext:value-type="string">
            <text:p>много интерфейсов, специально предназначенных для клиентов, лучше, чем один интерфейс общего назначения</text:p>
          </table:table-cell>
        </table:table-row>
        <table:table-row table:style-name="ro1">
          <table:table-cell table:style-name="ce4" office:value-type="string" calcext:value-type="string">
            <text:p>D dependency inversion principle</text:p>
          </table:table-cell>
          <table:table-cell table:style-name="ce4"/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SQL Transactions</text:p>
          </table:table-cell>
          <table:table-cell table:style-name="ce1"/>
        </table:table-row>
        <table:table-row table:style-name="ro1">
          <table:table-cell office:value-type="string" calcext:value-type="string">
            <text:p>Atomicity — Атомарность</text:p>
          </table:table-cell>
          <table:table-cell office:value-type="string" calcext:value-type="string">
            <text:p>Атомарность гарантирует, что никакая транзакция не будет зафиксирована в системе частично. </text:p>
          </table:table-cell>
        </table:table-row>
        <table:table-row table:style-name="ro1">
          <table:table-cell office:value-type="string" calcext:value-type="string">
            <text:p>Consistency — Согласованность</text:p>
          </table:table-cell>
          <table:table-cell office:value-type="string" calcext:value-type="string">
            <text:p>Транзакция, достигающая своего нормального завершения (EOT — end of transaction, завершение транзакции) и тем самым фиксирующая свои результаты, сохраняет согласованность базы данных.</text:p>
          </table:table-cell>
        </table:table-row>
        <table:table-row table:style-name="ro1">
          <table:table-cell office:value-type="string" calcext:value-type="string">
            <text:p>Isolation — Изолированность</text:p>
          </table:table-cell>
          <table:table-cell office:value-type="string" calcext:value-type="string">
            <text:p>Во время выполнения транзакции параллельные транзакции не должны оказывать влияния на её результат. </text:p>
          </table:table-cell>
        </table:table-row>
        <table:table-row table:style-name="ro1">
          <table:table-cell office:value-type="string" calcext:value-type="string">
            <text:p>Durability — Прочность</text:p>
          </table:table-cell>
          <table:table-cell office:value-type="string" calcext:value-type="string">
            <text:p>Независимо от проблем на нижних уровнях (к примеру, обесточивание системы или сбои в оборудовании) изменения, сделанные успешно завершённой транзакцией, должны остаться сохранёнными после возвращения системы в работу. </text:p>
          </table:table-cell>
        </table:table-row>
        <table:table-row table:style-name="ro1">
          <table:table-cell table:style-name="ce12" table:number-columns-repeated="2"/>
        </table:table-row>
        <table:table-row table:style-name="ro1" table:number-rows-repeated="2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 style:data-style-name="N2" text:time-value="13:08:28.99557212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0-19T14:04:50.061058046</dc:date>
    <meta:editing-duration>PT15H24M31S</meta:editing-duration>
    <meta:editing-cycles>102</meta:editing-cycles>
    <meta:document-statistic meta:table-count="2" meta:cell-count="25" meta:object-count="0"/>
  </office:meta>
</office:document-meta>
</file>